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certbot certonly -i apache -d "*.certified-cards.com" -d certified-cards.com --server https://acme-v02.api.letsencrypt.org/directory --manual --preferred-challenges dns</text:p>
      <text:p text:style-name="Standard">[sudo] password for soa: </text:p>
      <text:p text:style-name="Standard">Saving debug log to /var/log/letsencrypt/letsencrypt.log</text:p>
      <text:p text:style-name="Standard">Plugins selected: Authenticator manual, Installer apache</text:p>
      <text:p text:style-name="Standard">Starting new HTTPS connection (1): acme-v02.api.letsencrypt.org</text:p>
      <text:p text:style-name="Standard">Cert is due for renewal, auto-renewing...</text:p>
      <text:p text:style-name="Standard">Renewing an existing certificate</text:p>
      <text:p text:style-name="Standard">Performing the following challenges:</text:p>
      <text:p text:style-name="Standard">dns-01 challenge for certified-cards.com</text:p>
      <text:p text:style-name="Standard"/>
      <text:p text:style-name="Standard">- - - - - - - - - - - - - - - - - - - - - - - - - - - - - - - - - - - - - - - -</text:p>
      <text:p text:style-name="Standard">NOTE: The IP of this machine will be publicly logged as having requested this</text:p>
      <text:p text:style-name="Standard">certificate. If you're running certbot in manual mode on a machine that is not</text:p>
      <text:p text:style-name="Standard">your server, please ensure you're okay with that.</text:p>
      <text:p text:style-name="Standard"/>
      <text:p text:style-name="Standard">Are you OK with your IP being logged?</text:p>
      <text:p text:style-name="Standard">- - - - - - - - - - - - - - - - - - - - - - - - - - - - - - - - - - - - - - - -</text:p>
      <text:p text:style-name="Standard">(Y)es/(N)o: y</text:p>
      <text:p text:style-name="Standard"/>
      <text:p text:style-name="Standard">- - - - - - - - - - - - - - - - - - - - - - - - - - - - - - - - - - - - - - - -</text:p>
      <text:p text:style-name="Standard">Please deploy a DNS TXT record under the name</text:p>
      <text:p text:style-name="Standard">_acme-challenge.certified-cards.com with the following value:</text:p>
      <text:p text:style-name="Standard"/>
      <text:p text:style-name="Standard">t3UiAOOgWw1tR2A040BxSJ-MfdNlwhSVbwHETKPZ2Js</text:p>
      <text:p text:style-name="Standard"/>
      <text:p text:style-name="Standard">Before continuing, verify the record is deployed.</text:p>
      <text:p text:style-name="Standard">- - - - - - - - - - - - - - - - - - - - - - - - - - - - - - - - - - - - - - - -</text:p>
      <text:p text:style-name="Standard">Press Enter to Continue</text:p>
      <text:p text:style-name="Standard">Waiting for verification...</text:p>
      <text:p text:style-name="Standard">Cleaning up challenges</text:p>
      <text:p text:style-name="Standard">Failed authorization procedure. certified-cards.com (dns-01): urn:ietf:params:acme:error:unauthorized :: The client lacks sufficient authorization :: Incorrect TXT record "HEAjs90CuebNDhzlgzcUK_LQsKaqkLi-_rrM_LghmTw" (and 1 more) found at _acme-challenge.certified-cards.com</text:p>
      <text:p text:style-name="Standard"/>
      <text:p text:style-name="Standard">IMPORTANT NOTES:</text:p>
      <text:p text:style-name="Standard"><text:s/>- The following errors were reported by the server:</text:p>
      <text:p text:style-name="Standard"/>
      <text:p text:style-name="Standard"><text:s text:c="3"/>Domain: certified-cards.com</text:p>
      <text:p text:style-name="Standard"><text:s text:c="3"/>Type: <text:s text:c="2"/>unauthorized</text:p>
      <text:p text:style-name="Standard"><text:s text:c="3"/>Detail: Incorrect TXT record</text:p>
      <text:p text:style-name="Standard"><text:s text:c="3"/>"HEAjs90CuebNDhzlgzcUK_LQsKaqkLi-_rrM_LghmTw" (and 1 more) found at</text:p>
      <text:p text:style-name="Standard"><text:s text:c="3"/>_acme-challenge.certified-cards.com</text:p>
      <text:p text:style-name="Standard"/>
      <text:p text:style-name="Standard"><text:s text:c="3"/>To fix these errors, please make sure that your domain name was</text:p>
      <text:p text:style-name="Standard"><text:s text:c="3"/>entered correctly and the DNS A/AAAA record(s) for that domain</text:p>
      <text:p text:style-name="Standard"><text:s text:c="3"/>contain(s) the right IP address.</text:p>
      <text:p text:style-name="Standard">soa@servidor-piloto:~$ sudo certbot certonly -i apache -d "*.certified-cards.com" -d certified-cards.com --server https://acme-v02.api.letsencrypt.org/directory --manual --preferred-challenges dns</text:p>
      <text:p text:style-name="Standard">[sudo] password for soa: </text:p>
      <text:p text:style-name="Standard"><text:soft-page-break/>Saving debug log to /var/log/letsencrypt/letsencrypt.log</text:p>
      <text:p text:style-name="Standard">Plugins selected: Authenticator manual, Installer apache</text:p>
      <text:p text:style-name="Standard">Starting new HTTPS connection (1): acme-v02.api.letsencrypt.org</text:p>
      <text:p text:style-name="Standard">Cert is due for renewal, auto-renewing...</text:p>
      <text:p text:style-name="Standard">Renewing an existing certificate</text:p>
      <text:p text:style-name="Standard">Performing the following challenges:</text:p>
      <text:p text:style-name="Standard">dns-01 challenge for certified-cards.com</text:p>
      <text:p text:style-name="Standard"/>
      <text:p text:style-name="Standard">- - - - - - - - - - - - - - - - - - - - - - - - - - - - - - - - - - - - - - - -</text:p>
      <text:p text:style-name="Standard">NOTE: The IP of this machine will be publicly logged as having requested this</text:p>
      <text:p text:style-name="Standard">certificate. If you're running certbot in manual mode on a machine that is not</text:p>
      <text:p text:style-name="Standard">your server, please ensure you're okay with that.</text:p>
      <text:p text:style-name="Standard"/>
      <text:p text:style-name="Standard">Are you OK with your IP being logged?</text:p>
      <text:p text:style-name="Standard">- - - - - - - - - - - - - - - - - - - - - - - - - - - - - - - - - - - - - - - -</text:p>
      <text:p text:style-name="Standard">(Y)es/(N)o: y</text:p>
      <text:p text:style-name="Standard"/>
      <text:p text:style-name="Standard">- - - - - - - - - - - - - - - - - - - - - - - - - - - - - - - - - - - - - - - -</text:p>
      <text:p text:style-name="Standard">Please deploy a DNS TXT record under the name</text:p>
      <text:p text:style-name="Standard">_acme-challenge.certified-cards.com with the following value:</text:p>
      <text:p text:style-name="Standard"/>
      <text:p text:style-name="Standard">pVT5JDXzymv8CHwQasccvJjh9NNXX_rHA84KKsnyHe0</text:p>
      <text:p text:style-name="Standard"/>
      <text:p text:style-name="Standard">Before continuing, verify the record is deployed.</text:p>
      <text:p text:style-name="Standard">- - - - - - - - - - - - - - - - - - - - - - - - - - - - - - - - - - - - - - - -</text:p>
      <text:p text:style-name="Standard">Press Enter to Continue</text:p>
      <text:p text:style-name="Standard">Waiting for verification...</text:p>
      <text:p text:style-name="Standard">Cleaning up challenges</text:p>
      <text:p text:style-name="Standard">Failed authorization procedure. certified-cards.com (dns-01): urn:ietf:params:acme:error:unauthorized :: The client lacks sufficient authorization :: Incorrect TXT record "HEAjs90CuebNDhzlgzcUK_LQsKaqkLi-_rrM_LghmTw" (and 1 more) found at _acme-challenge.certified-cards.com</text:p>
      <text:p text:style-name="Standard"/>
      <text:p text:style-name="Standard">IMPORTANT NOTES:</text:p>
      <text:p text:style-name="Standard"><text:s/>- The following errors were reported by the server:</text:p>
      <text:p text:style-name="Standard"/>
      <text:p text:style-name="Standard"><text:s text:c="3"/>Domain: certified-cards.com</text:p>
      <text:p text:style-name="Standard"><text:s text:c="3"/>Type: <text:s text:c="2"/>unauthorized</text:p>
      <text:p text:style-name="Standard"><text:s text:c="3"/>Detail: Incorrect TXT record</text:p>
      <text:p text:style-name="Standard"><text:s text:c="3"/>"HEAjs90CuebNDhzlgzcUK_LQsKaqkLi-_rrM_LghmTw" (and 1 more) found at</text:p>
      <text:p text:style-name="Standard"><text:s text:c="3"/>_acme-challenge.certified-cards.com</text:p>
      <text:p text:style-name="Standard"/>
      <text:p text:style-name="Standard"><text:s text:c="3"/>To fix these errors, please make sure that your domain name was</text:p>
      <text:p text:style-name="Standard"><text:s text:c="3"/>entered correctly and the DNS A/AAAA record(s) for that domain</text:p>
      <text:p text:style-name="Standard"><text:s text:c="3"/>contain(s) the right IP address.</text:p>
      <text:p text:style-name="Standard">soa@servidor-piloto:~$ sudo certbot certonly -i apache -d "*.homemanager.es" -d homemanager.es --server https://acme-v02.api.letsencrypt.org/directory --manual --preferred-challenges dns</text:p>
      <text:p text:style-name="Standard">Saving debug log to /var/log/letsencrypt/letsencrypt.log</text:p>
      <text:p text:style-name="Standard">Plugins selected: Authenticator manual, Installer apache</text:p>
      <text:p text:style-name="Standard">Starting new HTTPS connection (1): acme-v02.api.letsencrypt.org</text:p>
      <text:p text:style-name="Standard">Obtaining a new certificate</text:p>
      <text:p text:style-name="Standard">Performing the following challenges:</text:p>
      <text:p text:style-name="Standard"><text:soft-page-break/>dns-01 challenge for homemanager.es</text:p>
      <text:p text:style-name="Standard"/>
      <text:p text:style-name="Standard">- - - - - - - - - - - - - - - - - - - - - - - - - - - - - - - - - - - - - - - -</text:p>
      <text:p text:style-name="Standard">NOTE: The IP of this machine will be publicly logged as having requested this</text:p>
      <text:p text:style-name="Standard">certificate. If you're running certbot in manual mode on a machine that is not</text:p>
      <text:p text:style-name="Standard">your server, please ensure you're okay with that.</text:p>
      <text:p text:style-name="Standard"/>
      <text:p text:style-name="Standard">Are you OK with your IP being logged?</text:p>
      <text:p text:style-name="Standard">- - - - - - - - - - - - - - - - - - - - - - - - - - - - - - - - - - - - - - - -</text:p>
      <text:p text:style-name="Standard">(Y)es/(N)o: y</text:p>
      <text:p text:style-name="Standard"/>
      <text:p text:style-name="Standard">- - - - - - - - - - - - - - - - - - - - - - - - - - - - - - - - - - - - - - - -</text:p>
      <text:p text:style-name="Standard">Please deploy a DNS TXT record under the name</text:p>
      <text:p text:style-name="Standard">_acme-challenge.homemanager.es with the following value:</text:p>
      <text:p text:style-name="Standard"/>
      <text:p text:style-name="Standard">yZrn0E1HtL0ssDKstzaXE7rqaUVgwpha-BOGnKgcvhc</text:p>
      <text:p text:style-name="Standard"/>
      <text:p text:style-name="Standard">Before continuing, verify the record is deployed.</text:p>
      <text:p text:style-name="Standard">- - - - - - - - - - - - - - - - - - - - - - - - - - - - - - - - - - - - - - - -</text:p>
      <text:p text:style-name="Standard">Press Enter to Continue</text:p>
      <text:p text:style-name="Standard">Waiting for verification...</text:p>
      <text:p text:style-name="Standard">Cleaning up challenges</text:p>
      <text:p text:style-name="Standard">Failed authorization procedure. homemanager.es (dns-01): urn:ietf:params:acme:error:dns :: DNS problem: NXDOMAIN looking up TXT for _acme-challenge.homemanager.es - check that a DNS record exists for this domain</text:p>
      <text:p text:style-name="Standard"/>
      <text:p text:style-name="Standard">IMPORTANT NOTES:</text:p>
      <text:p text:style-name="Standard"><text:s/>- The following errors were reported by the server:</text:p>
      <text:p text:style-name="Standard"/>
      <text:p text:style-name="Standard"><text:s text:c="3"/>Domain: homemanager.es</text:p>
      <text:p text:style-name="Standard"><text:s text:c="3"/>Type: <text:s text:c="2"/>None</text:p>
      <text:p text:style-name="Standard"><text:s text:c="3"/>Detail: DNS problem: NXDOMAIN looking up TXT for</text:p>
      <text:p text:style-name="Standard"><text:s text:c="3"/>_acme-challenge.homemanager.es - check that a DNS record exists for</text:p>
      <text:p text:style-name="Standard"><text:s text:c="3"/>this domain</text:p>
      <text:p text:style-name="Standard">soa@servidor-piloto:~$ sudo certbot certonly -i apache -d "*.hometech.red" -d hometech.red --server https://acme-v02.api.letsencrypt.org/directory --manual --preferred-challenges dns</text:p>
      <text:p text:style-name="Standard">Saving debug log to /var/log/letsencrypt/letsencrypt.log</text:p>
      <text:p text:style-name="Standard">Plugins selected: Authenticator manual, Installer apache</text:p>
      <text:p text:style-name="Standard">Starting new HTTPS connection (1): acme-v02.api.letsencrypt.org</text:p>
      <text:p text:style-name="Standard">Obtaining a new certificate</text:p>
      <text:p text:style-name="Standard">Performing the following challenges:</text:p>
      <text:p text:style-name="Standard">dns-01 challenge for hometech.red</text:p>
      <text:p text:style-name="Standard"/>
      <text:p text:style-name="Standard">- - - - - - - - - - - - - - - - - - - - - - - - - - - - - - - - - - - - - - - -</text:p>
      <text:p text:style-name="Standard">NOTE: The IP of this machine will be publicly logged as having requested this</text:p>
      <text:p text:style-name="Standard">certificate. If you're running certbot in manual mode on a machine that is not</text:p>
      <text:p text:style-name="Standard">your server, please ensure you're okay with that.</text:p>
      <text:p text:style-name="Standard"/>
      <text:p text:style-name="Standard">Are you OK with your IP being logged?</text:p>
      <text:p text:style-name="Standard">- - - - - - - - - - - - - - - - - - - - - - - - - - - - - - - - - - - - - - - -</text:p>
      <text:p text:style-name="Standard">(Y)es/(N)o: y</text:p>
      <text:p text:style-name="Standard"/>
      <text:p text:style-name="Standard"><text:soft-page-break/>- - - - - - - - - - - - - - - - - - - - - - - - - - - - - - - - - - - - - - - -</text:p>
      <text:p text:style-name="Standard">Please deploy a DNS TXT record under the name</text:p>
      <text:p text:style-name="Standard">_acme-challenge.hometech.red with the following value:</text:p>
      <text:p text:style-name="Standard"/>
      <text:p text:style-name="Standard">uPJwrUX7EgbHqybL67X2dNhsDwzbkHvZWws9QaYL2oU</text:p>
      <text:p text:style-name="Standard"/>
      <text:p text:style-name="Standard">Before continuing, verify the record is deployed.</text:p>
      <text:p text:style-name="Standard">- - - - - - - - - - - - - - - - - - - - - - - - - - - - - - - - - - - - - - - -</text:p>
      <text:p text:style-name="Standard">Press Enter to Continue</text:p>
      <text:p text:style-name="Standard">Waiting for verification...</text:p>
      <text:p text:style-name="Standard">Cleaning up challenges</text:p>
      <text:p text:style-name="Standard">Failed authorization procedure. hometech.red (dns-01): urn:ietf:params:acme:error:unauthorized :: The client lacks sufficient authorization :: Incorrect TXT record "oHf8FWq3zM_zVaeMNHS_SPJJjWwPs-B4eB4FAQSjn9c" (and 1 more) found at _acme-challenge.hometech.red</text:p>
      <text:p text:style-name="Standard"/>
      <text:p text:style-name="Standard">IMPORTANT NOTES:</text:p>
      <text:p text:style-name="Standard"><text:s/>- The following errors were reported by the server:</text:p>
      <text:p text:style-name="Standard"/>
      <text:p text:style-name="Standard"><text:s text:c="3"/>Domain: hometech.red</text:p>
      <text:p text:style-name="Standard"><text:s text:c="3"/>Type: <text:s text:c="2"/>unauthorized</text:p>
      <text:p text:style-name="Standard"><text:s text:c="3"/>Detail: Incorrect TXT record</text:p>
      <text:p text:style-name="Standard"><text:s text:c="3"/>"oHf8FWq3zM_zVaeMNHS_SPJJjWwPs-B4eB4FAQSjn9c" (and 1 more) found at</text:p>
      <text:p text:style-name="Standard"><text:s text:c="3"/>_acme-challenge.hometech.red</text:p>
      <text:p text:style-name="Standard"/>
      <text:p text:style-name="Standard"><text:s text:c="3"/>To fix these errors, please make sure that your domain name was</text:p>
      <text:p text:style-name="Standard"><text:s text:c="3"/>entered correctly and the DNS A/AAAA record(s) for that domain</text:p>
      <text:p text:style-name="Standard"><text:s text:c="3"/>contain(s) the right IP address.</text:p>
      <text:p text:style-name="Standard">soa@servidor-piloto:~$ sudo certbot certonly -i apache -d "*.smarthome.red" -d smarthome.red --server https://acme-v02.api.letsencrypt.org/directory --manual --preferred-challenges dns</text:p>
      <text:p text:style-name="Standard">Saving debug log to /var/log/letsencrypt/letsencrypt.log</text:p>
      <text:p text:style-name="Standard">Plugins selected: Authenticator manual, Installer apache</text:p>
      <text:p text:style-name="Standard">Starting new HTTPS connection (1): acme-v02.api.letsencrypt.org</text:p>
      <text:p text:style-name="Standard">Obtaining a new certificate</text:p>
      <text:p text:style-name="Standard">Performing the following challenges:</text:p>
      <text:p text:style-name="Standard">dns-01 challenge for smarthome.red</text:p>
      <text:p text:style-name="Standard"/>
      <text:p text:style-name="Standard">- - - - - - - - - - - - - - - - - - - - - - - - - - - - - - - - - - - - - - - -</text:p>
      <text:p text:style-name="Standard">NOTE: The IP of this machine will be publicly logged as having requested this</text:p>
      <text:p text:style-name="Standard">certificate. If you're running certbot in manual mode on a machine that is not</text:p>
      <text:p text:style-name="Standard">your server, please ensure you're okay with that.</text:p>
      <text:p text:style-name="Standard"/>
      <text:p text:style-name="Standard">Are you OK with your IP being logged?</text:p>
      <text:p text:style-name="Standard">- - - - - - - - - - - - - - - - - - - - - - - - - - - - - - - - - - - - - - - -</text:p>
      <text:p text:style-name="Standard">(Y)es/(N)o: y</text:p>
      <text:p text:style-name="Standard"/>
      <text:p text:style-name="Standard">- - - - - - - - - - - - - - - - - - - - - - - - - - - - - - - - - - - - - - - -</text:p>
      <text:p text:style-name="Standard">Please deploy a DNS TXT record under the name</text:p>
      <text:p text:style-name="Standard">_acme-challenge.smarthome.red with the following value:</text:p>
      <text:p text:style-name="Standard"/>
      <text:p text:style-name="Standard">oGHWDmc0KpKWC05d1RUj_YVWnpknXjhinqOd8lhXET0</text:p>
      <text:p text:style-name="Standard"/>
      <text:p text:style-name="Standard"><text:soft-page-break/>Before continuing, verify the record is deployed.</text:p>
      <text:p text:style-name="Standard">- - - - - - - - - - - - - - - - - - - - - - - - - - - - - - - - - - - - - - - -</text:p>
      <text:p text:style-name="Standard">Press Enter to Continue</text:p>
      <text:p text:style-name="Standard">Waiting for verification...</text:p>
      <text:p text:style-name="Standard">Cleaning up challenges</text:p>
      <text:p text:style-name="Standard">Failed authorization procedure. smarthome.red (dns-01): urn:ietf:params:acme:error:dns :: DNS problem: NXDOMAIN looking up TXT for _acme-challenge.smarthome.red - check that a DNS record exists for this domain</text:p>
      <text:p text:style-name="Standard"/>
      <text:p text:style-name="Standard">IMPORTANT NOTES:</text:p>
      <text:p text:style-name="Standard"><text:s/>- The following errors were reported by the server:</text:p>
      <text:p text:style-name="Standard"/>
      <text:p text:style-name="Standard"><text:s text:c="3"/>Domain: smarthome.red</text:p>
      <text:p text:style-name="Standard"><text:s text:c="3"/>Type: <text:s text:c="2"/>None</text:p>
      <text:p text:style-name="Standard"><text:s text:c="3"/>Detail: DNS problem: NXDOMAIN looking up TXT for</text:p>
      <text:p text:style-name="Standard"><text:s text:c="3"/>_acme-challenge.smarthome.red - check that a DNS record exists for</text:p>
      <text:p text:style-name="Standard"><text:s text:c="3"/>this domain</text:p>
      <text:p text:style-name="Standard">soa@servidor-piloto:~$ sudo certbot certonly -i apache -d "*.uniquehome.es" -d uniquehome.es --server https://acme-v02.api.letsencrypt.org/directory --manual --preferred-challenges dns</text:p>
      <text:p text:style-name="Standard">Saving debug log to /var/log/letsencrypt/letsencrypt.log</text:p>
      <text:p text:style-name="Standard">Plugins selected: Authenticator manual, Installer apache</text:p>
      <text:p text:style-name="Standard">Starting new HTTPS connection (1): acme-v02.api.letsencrypt.org</text:p>
      <text:p text:style-name="Standard">Obtaining a new certificate</text:p>
      <text:p text:style-name="Standard">Performing the following challenges:</text:p>
      <text:p text:style-name="Standard">dns-01 challenge for uniquehome.es</text:p>
      <text:p text:style-name="Standard"/>
      <text:p text:style-name="Standard">- - - - - - - - - - - - - - - - - - - - - - - - - - - - - - - - - - - - - - - -</text:p>
      <text:p text:style-name="Standard">NOTE: The IP of this machine will be publicly logged as having requested this</text:p>
      <text:p text:style-name="Standard">certificate. If you're running certbot in manual mode on a machine that is not</text:p>
      <text:p text:style-name="Standard">your server, please ensure you're okay with that.</text:p>
      <text:p text:style-name="Standard"/>
      <text:p text:style-name="Standard">Are you OK with your IP being logged?</text:p>
      <text:p text:style-name="Standard">- - - - - - - - - - - - - - - - - - - - - - - - - - - - - - - - - - - - - - - -</text:p>
      <text:p text:style-name="Standard">(Y)es/(N)o: y</text:p>
      <text:p text:style-name="Standard"/>
      <text:p text:style-name="Standard">- - - - - - - - - - - - - - - - - - - - - - - - - - - - - - - - - - - - - - - -</text:p>
      <text:p text:style-name="Standard">Please deploy a DNS TXT record under the name</text:p>
      <text:p text:style-name="Standard">_acme-challenge.uniquehome.es with the following value:</text:p>
      <text:p text:style-name="Standard"/>
      <text:p text:style-name="Standard">pDqGtLe-FW_r3QjFN8SO2HA0femTdwGRx5eKtyNCUhU</text:p>
      <text:p text:style-name="Standard"/>
      <text:p text:style-name="Standard">Before continuing, verify the record is deployed.</text:p>
      <text:p text:style-name="Standard">- - - - - - - - - - - - - - - - - - - - - - - - - - - - - - - - - - - - - - - -</text:p>
      <text:p text:style-name="Standard">Press Enter to Continue</text:p>
      <text:p text:style-name="Standard">Waiting for verification...</text:p>
      <text:p text:style-name="Standard">Cleaning up challenges</text:p>
      <text:p text:style-name="Standard">Failed authorization procedure. uniquehome.es (dns-01): urn:ietf:params:acme:error:unauthorized :: The client lacks sufficient authorization :: Incorrect TXT record "gUWaXao1hJ4jX35T-84g661aNYLyMzDhtuxoFdnJDEY" (and 1 more) found at _acme-challenge.uniquehome.es</text:p>
      <text:p text:style-name="Standard"/>
      <text:p text:style-name="Standard">IMPORTANT NOTES:</text:p>
      <text:p text:style-name="Standard"><text:s/>- The following errors were reported by the server:</text:p>
      <text:p text:style-name="Standard"><text:soft-page-break/></text:p>
      <text:p text:style-name="Standard"><text:s text:c="3"/>Domain: uniquehome.es</text:p>
      <text:p text:style-name="Standard"><text:s text:c="3"/>Type: <text:s text:c="2"/>unauthorized</text:p>
      <text:p text:style-name="Standard"><text:s text:c="3"/>Detail: Incorrect TXT record</text:p>
      <text:p text:style-name="Standard"><text:s text:c="3"/>"gUWaXao1hJ4jX35T-84g661aNYLyMzDhtuxoFdnJDEY" (and 1 more) found at</text:p>
      <text:p text:style-name="Standard"><text:s text:c="3"/>_acme-challenge.uniquehome.es</text:p>
      <text:p text:style-name="Standard"/>
      <text:p text:style-name="Standard"><text:s text:c="3"/>To fix these errors, please make sure that your domain name was</text:p>
      <text:p text:style-name="Standard"><text:s text:c="3"/>entered correctly and the DNS A/AAAA record(s) for that domain</text:p>
      <text:p text:style-name="Standard"><text:s text:c="3"/>contain(s) the right IP add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2:02:53.222754733</meta:creation-date>
    <dc:date>2020-09-23T12:03:32.437952284</dc:date>
    <meta:editing-duration>PT39S</meta:editing-duration>
    <meta:editing-cycles>1</meta:editing-cycles>
    <meta:document-statistic meta:table-count="0" meta:image-count="0" meta:object-count="0" meta:page-count="6" meta:paragraph-count="202" meta:word-count="2151" meta:character-count="11559" meta:non-whitespace-character-count="9482"/>
    <meta:generator>LibreOffice/6.0.7.3$Linux_X86_64 LibreOffice_project/00m0$Build-3</meta:generator>
  </office:meta>
</office:document-meta>
</file>